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了</text:p>
          </table:table-cell>
          <table:table-cell table:style-name="ce15" office:value-type="string" calcext:value-type="string">
            <text:p>㇆乙</text:p>
          </table:table-cell>
          <table:table-cell office:value-type="string" calcext:value-type="string">
            <text:p>乚厶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<text:span text:style-name="T1">二</text:span>示</text:p>
          </table:table-cell>
          <table:table-cell office:value-type="string" calcext:value-type="string">
            <text:p>卜虎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/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行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白臼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衤</text:p>
          </table:table-cell>
          <table:table-cell office:value-type="string" calcext:value-type="string">
            <text:p>立辛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千舌</text:p>
          </table:table-cell>
          <table:table-cell table:number-columns-repeated="2"/>
          <table:table-cell office:value-type="string" calcext:value-type="string">
            <text:p>貝見</text:p>
          </table:table-cell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 office:value-type="string" calcext:value-type="string">
            <text:p>生气</text:p>
          </table:table-cell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/>
          <table:table-cell office:value-type="string" calcext:value-type="string">
            <text:p>犭豸</text:p>
          </table:table-cell>
          <table:table-cell table:number-columns-repeated="2"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几凡</text:p>
          </table:table-cell>
          <table:table-cell office:value-type="string" calcext:value-type="string">
            <text:p>夂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圍</text:p>
          </table:table-cell>
          <table:table-cell office:value-type="string" calcext:value-type="string">
            <text:p>亡疒</text:p>
          </table:table-cell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而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/>
          <table:table-cell office:value-type="string" calcext:value-type="string">
            <text:p>氏𧘇</text:p>
          </table:table-cell>
          <table:table-cell/>
          <table:table-cell office:value-type="string" calcext:value-type="string">
            <text:p>毛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/>
          <table:table-cell office:value-type="string" calcext:value-type="string">
            <text:p>頁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虫</text:p>
          </table:table-cell>
          <table:table-cell table:number-columns-repeated="4"/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風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4:50:24.497702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8T17:59:59.895029994</dc:date>
    <meta:editing-duration>P4DT17H19M53S</meta:editing-duration>
    <meta:editing-cycles>1300</meta:editing-cycles>
    <meta:generator>LibreOffice/7.6.6.3$Linux_X86_64 LibreOffice_project/60$Build-3</meta:generator>
    <meta:document-statistic meta:table-count="1" meta:cell-count="453" meta:object-count="0"/>
  </office:meta>
</office:document-meta>
</file>